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File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File.startDocumentAre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tfFile.startListTable( Rtf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File.getDocumen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File.RtfFile(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File.getPage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File.startPageAre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tfFile.start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Fil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tfFile.writeRtf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File.writeRtf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File.getLis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